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66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94.37mm" svg:height="210.38mm" svg:x="76.78mm" svg:y="3.45mm">
            <loext:p draw:notify-on-update-of-ranges="Sheet1.A1:Sheet1.A470 Sheet1.B1:Sheet1.B47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row table:style-name="ro1">
          <table:table-cell office:value-type="float" office:value="356.815584" calcext:value-type="float">
            <text:p>356.815584</text:p>
          </table:table-cell>
          <table:table-cell office:value-type="float" office:value="4.378702" calcext:value-type="float">
            <text:p>4.378702</text:p>
          </table:table-cell>
          <table:table-cell table:number-columns-repeated="3"/>
        </table:table-row>
        <table:table-row table:style-name="ro1">
          <table:table-cell office:value-type="float" office:value="357.249388" calcext:value-type="float">
            <text:p>357.249388</text:p>
          </table:table-cell>
          <table:table-cell office:value-type="float" office:value="4.184254" calcext:value-type="float">
            <text:p>4.184254</text:p>
          </table:table-cell>
          <table:table-cell table:number-columns-repeated="3"/>
        </table:table-row>
        <table:table-row table:style-name="ro1">
          <table:table-cell office:value-type="float" office:value="357.683286" calcext:value-type="float">
            <text:p>357.683286</text:p>
          </table:table-cell>
          <table:table-cell office:value-type="float" office:value="5.030637" calcext:value-type="float">
            <text:p>5.030637</text:p>
          </table:table-cell>
          <table:table-cell table:number-columns-repeated="3"/>
        </table:table-row>
        <table:table-row table:style-name="ro1">
          <table:table-cell office:value-type="float" office:value="358.117076" calcext:value-type="float">
            <text:p>358.117076</text:p>
          </table:table-cell>
          <table:table-cell office:value-type="float" office:value="1.654304" calcext:value-type="float">
            <text:p>1.654304</text:p>
          </table:table-cell>
          <table:table-cell table:number-columns-repeated="3"/>
        </table:table-row>
        <table:table-row table:style-name="ro1">
          <table:table-cell office:value-type="float" office:value="358.550847" calcext:value-type="float">
            <text:p>358.55084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58.984661" calcext:value-type="float">
            <text:p>358.984661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59.418526" calcext:value-type="float">
            <text:p>359.41852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59.852331" calcext:value-type="float">
            <text:p>359.852331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60.286119" calcext:value-type="float">
            <text:p>360.28611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60.719906" calcext:value-type="float">
            <text:p>360.719906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61.153636" calcext:value-type="float">
            <text:p>361.15363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61.587486" calcext:value-type="float">
            <text:p>361.587486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62.02127" calcext:value-type="float">
            <text:p>362.02127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62.455074" calcext:value-type="float">
            <text:p>362.455074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62.888931" calcext:value-type="float">
            <text:p>362.88893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63.32273" calcext:value-type="float">
            <text:p>363.322730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63.75652" calcext:value-type="float">
            <text:p>363.75652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64.190307" calcext:value-type="float">
            <text:p>364.190307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64.624099" calcext:value-type="float">
            <text:p>364.62409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65.057854" calcext:value-type="float">
            <text:p>365.057854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65.491678" calcext:value-type="float">
            <text:p>365.49167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65.925503" calcext:value-type="float">
            <text:p>365.925503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66.359347" calcext:value-type="float">
            <text:p>366.35934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66.79314" calcext:value-type="float">
            <text:p>366.793140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67.226922" calcext:value-type="float">
            <text:p>367.22692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67.660703" calcext:value-type="float">
            <text:p>367.660703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68.094486" calcext:value-type="float">
            <text:p>368.09448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68.528285" calcext:value-type="float">
            <text:p>368.528285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68.962081" calcext:value-type="float">
            <text:p>368.96208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69.395893" calcext:value-type="float">
            <text:p>369.395893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69.829683" calcext:value-type="float">
            <text:p>369.82968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70.263458" calcext:value-type="float">
            <text:p>370.263458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70.697279" calcext:value-type="float">
            <text:p>370.69727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71.13109" calcext:value-type="float">
            <text:p>371.131090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71.56492" calcext:value-type="float">
            <text:p>371.56492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71.998719" calcext:value-type="float">
            <text:p>371.998719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72.43252" calcext:value-type="float">
            <text:p>372.43252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72.866359" calcext:value-type="float">
            <text:p>372.866359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73.300176" calcext:value-type="float">
            <text:p>373.30017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73.733948" calcext:value-type="float">
            <text:p>373.733948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74.167761" calcext:value-type="float">
            <text:p>374.16776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74.60157" calcext:value-type="float">
            <text:p>374.601570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75.035378" calcext:value-type="float">
            <text:p>375.03537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75.469204" calcext:value-type="float">
            <text:p>375.469204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75.902963" calcext:value-type="float">
            <text:p>375.90296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76.33674" calcext:value-type="float">
            <text:p>376.336740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76.770563" calcext:value-type="float">
            <text:p>376.77056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77.204363" calcext:value-type="float">
            <text:p>377.204363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77.638192" calcext:value-type="float">
            <text:p>377.63819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78.072027" calcext:value-type="float">
            <text:p>378.072027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78.505763" calcext:value-type="float">
            <text:p>378.50576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78.939479" calcext:value-type="float">
            <text:p>378.939479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79.373178" calcext:value-type="float">
            <text:p>379.37317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79.807012" calcext:value-type="float">
            <text:p>379.807012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80.240857" calcext:value-type="float">
            <text:p>380.24085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80.674655" calcext:value-type="float">
            <text:p>380.674655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81.108477" calcext:value-type="float">
            <text:p>381.10847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81.542281" calcext:value-type="float">
            <text:p>381.542281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81.976091" calcext:value-type="float">
            <text:p>381.97609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82.409913" calcext:value-type="float">
            <text:p>382.409913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82.843741" calcext:value-type="float">
            <text:p>382.84374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83.277495" calcext:value-type="float">
            <text:p>383.277495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83.711331" calcext:value-type="float">
            <text:p>383.71133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84.145104" calcext:value-type="float">
            <text:p>384.145104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84.578894" calcext:value-type="float">
            <text:p>384.57889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85.012703" calcext:value-type="float">
            <text:p>385.012703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85.446484" calcext:value-type="float">
            <text:p>385.44648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85.880288" calcext:value-type="float">
            <text:p>385.880288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86.314106" calcext:value-type="float">
            <text:p>386.31410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86.74792" calcext:value-type="float">
            <text:p>386.747920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87.181774" calcext:value-type="float">
            <text:p>387.18177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87.615542" calcext:value-type="float">
            <text:p>387.615542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88.049335" calcext:value-type="float">
            <text:p>388.04933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88.48317" calcext:value-type="float">
            <text:p>388.483170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88.916971" calcext:value-type="float">
            <text:p>388.91697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89.350645" calcext:value-type="float">
            <text:p>389.350645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89.784475" calcext:value-type="float">
            <text:p>389.78447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90.218302" calcext:value-type="float">
            <text:p>390.218302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90.652009" calcext:value-type="float">
            <text:p>390.65200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91.085719" calcext:value-type="float">
            <text:p>391.085719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91.519408" calcext:value-type="float">
            <text:p>391.51940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91.953124" calcext:value-type="float">
            <text:p>391.953124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92.386824" calcext:value-type="float">
            <text:p>392.38682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92.820609" calcext:value-type="float">
            <text:p>392.820609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93.254393" calcext:value-type="float">
            <text:p>393.25439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93.688119" calcext:value-type="float">
            <text:p>393.688119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94.121835" calcext:value-type="float">
            <text:p>394.12183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94.555564" calcext:value-type="float">
            <text:p>394.555564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94.989289" calcext:value-type="float">
            <text:p>394.98928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95.423001" calcext:value-type="float">
            <text:p>395.423001</text:p>
          </table:table-cell>
          <table:table-cell office:value-type="float" office:value="0.392432" calcext:value-type="float">
            <text:p>0.392432</text:p>
          </table:table-cell>
          <table:table-cell table:number-columns-repeated="3"/>
        </table:table-row>
        <table:table-row table:style-name="ro1">
          <table:table-cell office:value-type="float" office:value="395.856777" calcext:value-type="float">
            <text:p>395.85677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96.29051" calcext:value-type="float">
            <text:p>396.290510</text:p>
          </table:table-cell>
          <table:table-cell office:value-type="float" office:value="1.894879" calcext:value-type="float">
            <text:p>1.894879</text:p>
          </table:table-cell>
          <table:table-cell table:number-columns-repeated="3"/>
        </table:table-row>
        <table:table-row table:style-name="ro1">
          <table:table-cell office:value-type="float" office:value="396.724221" calcext:value-type="float">
            <text:p>396.72422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97.157924" calcext:value-type="float">
            <text:p>397.157924</text:p>
          </table:table-cell>
          <table:table-cell office:value-type="float" office:value="2.555632" calcext:value-type="float">
            <text:p>2.555632</text:p>
          </table:table-cell>
          <table:table-cell table:number-columns-repeated="3"/>
        </table:table-row>
        <table:table-row table:style-name="ro1">
          <table:table-cell office:value-type="float" office:value="397.591639" calcext:value-type="float">
            <text:p>397.59163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98.025319" calcext:value-type="float">
            <text:p>398.025319</text:p>
          </table:table-cell>
          <table:table-cell office:value-type="float" office:value="3.949011" calcext:value-type="float">
            <text:p>3.949011</text:p>
          </table:table-cell>
          <table:table-cell table:number-columns-repeated="3"/>
        </table:table-row>
        <table:table-row table:style-name="ro1">
          <table:table-cell office:value-type="float" office:value="398.459048" calcext:value-type="float">
            <text:p>398.45904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98.892788" calcext:value-type="float">
            <text:p>398.892788</text:p>
          </table:table-cell>
          <table:table-cell office:value-type="float" office:value="4.644537" calcext:value-type="float">
            <text:p>4.644537</text:p>
          </table:table-cell>
          <table:table-cell table:number-columns-repeated="3"/>
        </table:table-row>
        <table:table-row table:style-name="ro1">
          <table:table-cell office:value-type="float" office:value="399.326495" calcext:value-type="float">
            <text:p>399.32649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99.760204" calcext:value-type="float">
            <text:p>399.760204</text:p>
          </table:table-cell>
          <table:table-cell office:value-type="float" office:value="5.573924" calcext:value-type="float">
            <text:p>5.573924</text:p>
          </table:table-cell>
          <table:table-cell table:number-columns-repeated="3"/>
        </table:table-row>
        <table:table-row table:style-name="ro1">
          <table:table-cell office:value-type="float" office:value="400.193914" calcext:value-type="float">
            <text:p>400.19391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00.627628" calcext:value-type="float">
            <text:p>400.62762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01.061329" calcext:value-type="float">
            <text:p>401.06132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01.495026" calcext:value-type="float">
            <text:p>401.49502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01.928798" calcext:value-type="float">
            <text:p>401.92879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02.362574" calcext:value-type="float">
            <text:p>402.36257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02.796272" calcext:value-type="float">
            <text:p>402.79627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03.229985" calcext:value-type="float">
            <text:p>403.22998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03.663728" calcext:value-type="float">
            <text:p>403.66372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04.097435" calcext:value-type="float">
            <text:p>404.09743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04.531192" calcext:value-type="float">
            <text:p>404.53119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04.965036" calcext:value-type="float">
            <text:p>404.96503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05.398887" calcext:value-type="float">
            <text:p>405.39888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05.832764" calcext:value-type="float">
            <text:p>405.83276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06.266522" calcext:value-type="float">
            <text:p>406.26652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06.700243" calcext:value-type="float">
            <text:p>406.70024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07.133966" calcext:value-type="float">
            <text:p>407.13396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07.567651" calcext:value-type="float">
            <text:p>407.56765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08.001371" calcext:value-type="float">
            <text:p>408.00137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08.435129" calcext:value-type="float">
            <text:p>408.43512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08.868964" calcext:value-type="float">
            <text:p>408.86896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09.302777" calcext:value-type="float">
            <text:p>409.30277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09.736599" calcext:value-type="float">
            <text:p>409.73659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0.170407" calcext:value-type="float">
            <text:p>410.17040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0.604201" calcext:value-type="float">
            <text:p>410.60420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1.038057" calcext:value-type="float">
            <text:p>411.03805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1.471944" calcext:value-type="float">
            <text:p>411.47194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1.905767" calcext:value-type="float">
            <text:p>411.90576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2.339616" calcext:value-type="float">
            <text:p>412.33961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2.773454" calcext:value-type="float">
            <text:p>412.77345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3.207164" calcext:value-type="float">
            <text:p>413.20716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3.640909" calcext:value-type="float">
            <text:p>413.64090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4.074597" calcext:value-type="float">
            <text:p>414.07459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4.508316" calcext:value-type="float">
            <text:p>414.50831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4.942141" calcext:value-type="float">
            <text:p>414.94214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5.375952" calcext:value-type="float">
            <text:p>415.37595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5.809768" calcext:value-type="float">
            <text:p>415.80976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6.243588" calcext:value-type="float">
            <text:p>416.24358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6.677372" calcext:value-type="float">
            <text:p>416.67737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7.111249" calcext:value-type="float">
            <text:p>417.11124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7.545034" calcext:value-type="float">
            <text:p>417.54503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7.978833" calcext:value-type="float">
            <text:p>417.97883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8.412636" calcext:value-type="float">
            <text:p>418.41263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8.846475" calcext:value-type="float">
            <text:p>418.84647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9.28028" calcext:value-type="float">
            <text:p>419.28028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9.714084" calcext:value-type="float">
            <text:p>419.71408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0.147875" calcext:value-type="float">
            <text:p>420.14787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0.581607" calcext:value-type="float">
            <text:p>420.58160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1.015438" calcext:value-type="float">
            <text:p>421.01543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1.44925" calcext:value-type="float">
            <text:p>421.44925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1.883081" calcext:value-type="float">
            <text:p>421.88308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2.316924" calcext:value-type="float">
            <text:p>422.31692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2.750701" calcext:value-type="float">
            <text:p>422.75070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3.184505" calcext:value-type="float">
            <text:p>423.18450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3.618272" calcext:value-type="float">
            <text:p>423.61827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4.052041" calcext:value-type="float">
            <text:p>424.05204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4.4859" calcext:value-type="float">
            <text:p>424.48590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4.919724" calcext:value-type="float">
            <text:p>424.91972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5.353556" calcext:value-type="float">
            <text:p>425.35355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5.787369" calcext:value-type="float">
            <text:p>425.78736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6.221154" calcext:value-type="float">
            <text:p>426.22115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6.654973" calcext:value-type="float">
            <text:p>426.65497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7.088774" calcext:value-type="float">
            <text:p>427.08877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7.522587" calcext:value-type="float">
            <text:p>427.52258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7.95643" calcext:value-type="float">
            <text:p>427.95643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8.390187" calcext:value-type="float">
            <text:p>428.39018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8.824027" calcext:value-type="float">
            <text:p>428.82402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9.25783" calcext:value-type="float">
            <text:p>429.25783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9.691562" calcext:value-type="float">
            <text:p>429.69156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0.125283" calcext:value-type="float">
            <text:p>430.12528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0.558988" calcext:value-type="float">
            <text:p>430.55898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0.992767" calcext:value-type="float">
            <text:p>430.99276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1.426476" calcext:value-type="float">
            <text:p>431.42647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1.860245" calcext:value-type="float">
            <text:p>431.86024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2.293999" calcext:value-type="float">
            <text:p>432.29399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2.727685" calcext:value-type="float">
            <text:p>432.72768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3.161386" calcext:value-type="float">
            <text:p>433.16138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3.595123" calcext:value-type="float">
            <text:p>433.59512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4.028844" calcext:value-type="float">
            <text:p>434.02884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4.462571" calcext:value-type="float">
            <text:p>434.46257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4.896298" calcext:value-type="float">
            <text:p>434.89629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5.330006" calcext:value-type="float">
            <text:p>435.33000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5.763702" calcext:value-type="float">
            <text:p>435.76370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6.197451" calcext:value-type="float">
            <text:p>436.19745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6.631257" calcext:value-type="float">
            <text:p>436.63125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7.06506" calcext:value-type="float">
            <text:p>437.06506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7.498852" calcext:value-type="float">
            <text:p>437.49885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7.932685" calcext:value-type="float">
            <text:p>437.93268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8.366504" calcext:value-type="float">
            <text:p>438.36650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8.800307" calcext:value-type="float">
            <text:p>438.80030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9.234116" calcext:value-type="float">
            <text:p>439.23411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9.667837" calcext:value-type="float">
            <text:p>439.66783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0.101576" calcext:value-type="float">
            <text:p>440.10157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0.535316" calcext:value-type="float">
            <text:p>440.53531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0.969017" calcext:value-type="float">
            <text:p>440.96901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1.402732" calcext:value-type="float">
            <text:p>441.40273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1.836488" calcext:value-type="float">
            <text:p>441.83648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2.270173" calcext:value-type="float">
            <text:p>442.27017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2.703887" calcext:value-type="float">
            <text:p>442.70388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3.137597" calcext:value-type="float">
            <text:p>443.13759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3.571282" calcext:value-type="float">
            <text:p>443.57128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4.00501" calcext:value-type="float">
            <text:p>444.00501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4.438751" calcext:value-type="float">
            <text:p>444.43875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4.872444" calcext:value-type="float">
            <text:p>444.87244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5.306183" calcext:value-type="float">
            <text:p>445.30618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5.739984" calcext:value-type="float">
            <text:p>445.73998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6.173801" calcext:value-type="float">
            <text:p>446.17380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6.607609" calcext:value-type="float">
            <text:p>446.60760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7.041368" calcext:value-type="float">
            <text:p>447.04136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7.475193" calcext:value-type="float">
            <text:p>447.47519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7.909041" calcext:value-type="float">
            <text:p>447.90904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8.342836" calcext:value-type="float">
            <text:p>448.34283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8.776715" calcext:value-type="float">
            <text:p>448.77671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9.210529" calcext:value-type="float">
            <text:p>449.21052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9.644328" calcext:value-type="float">
            <text:p>449.64432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50.078108" calcext:value-type="float">
            <text:p>450.078108</text:p>
          </table:table-cell>
          <table:table-cell office:value-type="float" office:value="5.652392" calcext:value-type="float">
            <text:p>5.652392</text:p>
          </table:table-cell>
          <table:table-cell table:number-columns-repeated="3"/>
        </table:table-row>
        <table:table-row table:style-name="ro1">
          <table:table-cell office:value-type="float" office:value="450.511874" calcext:value-type="float">
            <text:p>450.51187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50.945641" calcext:value-type="float">
            <text:p>450.945641</text:p>
          </table:table-cell>
          <table:table-cell office:value-type="float" office:value="5.950273" calcext:value-type="float">
            <text:p>5.950273</text:p>
          </table:table-cell>
          <table:table-cell table:number-columns-repeated="3"/>
        </table:table-row>
        <table:table-row table:style-name="ro1">
          <table:table-cell office:value-type="float" office:value="451.379409" calcext:value-type="float">
            <text:p>451.379409</text:p>
          </table:table-cell>
          <table:table-cell office:value-type="float" office:value="5.251439" calcext:value-type="float">
            <text:p>5.251439</text:p>
          </table:table-cell>
          <table:table-cell table:number-columns-repeated="3"/>
        </table:table-row>
        <table:table-row table:style-name="ro1">
          <table:table-cell office:value-type="float" office:value="451.81319" calcext:value-type="float">
            <text:p>451.81319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52.247024" calcext:value-type="float">
            <text:p>452.247024</text:p>
          </table:table-cell>
          <table:table-cell office:value-type="float" office:value="4.129862" calcext:value-type="float">
            <text:p>4.129862</text:p>
          </table:table-cell>
          <table:table-cell table:number-columns-repeated="3"/>
        </table:table-row>
        <table:table-row table:style-name="ro1">
          <table:table-cell office:value-type="float" office:value="452.680919" calcext:value-type="float">
            <text:p>452.68091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53.11474" calcext:value-type="float">
            <text:p>453.114740</text:p>
          </table:table-cell>
          <table:table-cell office:value-type="float" office:value="2.445148" calcext:value-type="float">
            <text:p>2.445148</text:p>
          </table:table-cell>
          <table:table-cell table:number-columns-repeated="3"/>
        </table:table-row>
        <table:table-row table:style-name="ro1">
          <table:table-cell office:value-type="float" office:value="453.548572" calcext:value-type="float">
            <text:p>453.54857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53.982337" calcext:value-type="float">
            <text:p>453.982337</text:p>
          </table:table-cell>
          <table:table-cell office:value-type="float" office:value="2.33026" calcext:value-type="float">
            <text:p>2.330260</text:p>
          </table:table-cell>
          <table:table-cell table:number-columns-repeated="3"/>
        </table:table-row>
        <table:table-row table:style-name="ro1">
          <table:table-cell office:value-type="float" office:value="454.416121" calcext:value-type="float">
            <text:p>454.41612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54.849932" calcext:value-type="float">
            <text:p>454.849932</text:p>
          </table:table-cell>
          <table:table-cell office:value-type="float" office:value="1.264939" calcext:value-type="float">
            <text:p>1.264939</text:p>
          </table:table-cell>
          <table:table-cell table:number-columns-repeated="3"/>
        </table:table-row>
        <table:table-row table:style-name="ro1">
          <table:table-cell office:value-type="float" office:value="455.283777" calcext:value-type="float">
            <text:p>455.28377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55.717648" calcext:value-type="float">
            <text:p>455.717648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56.151454" calcext:value-type="float">
            <text:p>456.15145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56.585289" calcext:value-type="float">
            <text:p>456.585289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57.019122" calcext:value-type="float">
            <text:p>457.01912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57.452932" calcext:value-type="float">
            <text:p>457.452932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57.886784" calcext:value-type="float">
            <text:p>457.88678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58.320645" calcext:value-type="float">
            <text:p>458.320645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58.75441" calcext:value-type="float">
            <text:p>458.75441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59.188156" calcext:value-type="float">
            <text:p>459.188156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59.621859" calcext:value-type="float">
            <text:p>459.62185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60.055592" calcext:value-type="float">
            <text:p>460.055592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60.489332" calcext:value-type="float">
            <text:p>460.48933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60.923048" calcext:value-type="float">
            <text:p>460.923048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61.356859" calcext:value-type="float">
            <text:p>461.35685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61.790598" calcext:value-type="float">
            <text:p>461.790598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62.224287" calcext:value-type="float">
            <text:p>462.22428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62.658012" calcext:value-type="float">
            <text:p>462.658012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63.091735" calcext:value-type="float">
            <text:p>463.09173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63.525454" calcext:value-type="float">
            <text:p>463.525454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63.959165" calcext:value-type="float">
            <text:p>463.95916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64.392873" calcext:value-type="float">
            <text:p>464.392873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64.826536" calcext:value-type="float">
            <text:p>464.82653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65.260247" calcext:value-type="float">
            <text:p>465.260247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65.693963" calcext:value-type="float">
            <text:p>465.69396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66.1277" calcext:value-type="float">
            <text:p>466.127700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66.561495" calcext:value-type="float">
            <text:p>466.56149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66.995288" calcext:value-type="float">
            <text:p>466.995288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67.429107" calcext:value-type="float">
            <text:p>467.42910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67.862918" calcext:value-type="float">
            <text:p>467.862918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68.296736" calcext:value-type="float">
            <text:p>468.29673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68.730542" calcext:value-type="float">
            <text:p>468.730542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69.164312" calcext:value-type="float">
            <text:p>469.16431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69.598106" calcext:value-type="float">
            <text:p>469.598106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70.031923" calcext:value-type="float">
            <text:p>470.03192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70.465743" calcext:value-type="float">
            <text:p>470.465743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70.89961" calcext:value-type="float">
            <text:p>470.89961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71.333426" calcext:value-type="float">
            <text:p>471.333426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71.76726" calcext:value-type="float">
            <text:p>471.76726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72.201068" calcext:value-type="float">
            <text:p>472.201068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72.634878" calcext:value-type="float">
            <text:p>472.63487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73.068694" calcext:value-type="float">
            <text:p>473.068694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73.502488" calcext:value-type="float">
            <text:p>473.50248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73.936264" calcext:value-type="float">
            <text:p>473.936264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74.370095" calcext:value-type="float">
            <text:p>474.37009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74.803884" calcext:value-type="float">
            <text:p>474.803884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75.237593" calcext:value-type="float">
            <text:p>475.23759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75.671363" calcext:value-type="float">
            <text:p>475.671363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76.105086" calcext:value-type="float">
            <text:p>476.10508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76.538853" calcext:value-type="float">
            <text:p>476.538853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76.972567" calcext:value-type="float">
            <text:p>476.97256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77.406279" calcext:value-type="float">
            <text:p>477.406279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77.840022" calcext:value-type="float">
            <text:p>477.84002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78.273724" calcext:value-type="float">
            <text:p>478.273724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78.707443" calcext:value-type="float">
            <text:p>478.70744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79.141173" calcext:value-type="float">
            <text:p>479.141173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79.574873" calcext:value-type="float">
            <text:p>479.57487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80.008638" calcext:value-type="float">
            <text:p>480.008638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80.442371" calcext:value-type="float">
            <text:p>480.44237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80.876124" calcext:value-type="float">
            <text:p>480.876124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81.30994" calcext:value-type="float">
            <text:p>481.30994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81.74377" calcext:value-type="float">
            <text:p>481.743770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82.177604" calcext:value-type="float">
            <text:p>482.17760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82.611453" calcext:value-type="float">
            <text:p>482.611453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83.045099" calcext:value-type="float">
            <text:p>483.04509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83.478888" calcext:value-type="float">
            <text:p>483.478888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83.912704" calcext:value-type="float">
            <text:p>483.91270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84.346501" calcext:value-type="float">
            <text:p>484.346501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84.780316" calcext:value-type="float">
            <text:p>484.78031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85.21412" calcext:value-type="float">
            <text:p>485.214120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85.647932" calcext:value-type="float">
            <text:p>485.64793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86.081786" calcext:value-type="float">
            <text:p>486.081786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86.515509" calcext:value-type="float">
            <text:p>486.51550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86.949224" calcext:value-type="float">
            <text:p>486.949224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87.382989" calcext:value-type="float">
            <text:p>487.38298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87.816752" calcext:value-type="float">
            <text:p>487.816752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88.25045" calcext:value-type="float">
            <text:p>488.25045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88.683927" calcext:value-type="float">
            <text:p>488.683927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89.117712" calcext:value-type="float">
            <text:p>489.11771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89.551535" calcext:value-type="float">
            <text:p>489.551535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89.985291" calcext:value-type="float">
            <text:p>489.98529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90.41904" calcext:value-type="float">
            <text:p>490.419040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90.852908" calcext:value-type="float">
            <text:p>490.85290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91.286709" calcext:value-type="float">
            <text:p>491.286709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91.720514" calcext:value-type="float">
            <text:p>491.72051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92.154397" calcext:value-type="float">
            <text:p>492.154397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92.588204" calcext:value-type="float">
            <text:p>492.58820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93.022004" calcext:value-type="float">
            <text:p>493.022004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93.455747" calcext:value-type="float">
            <text:p>493.45574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93.889572" calcext:value-type="float">
            <text:p>493.889572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94.32337" calcext:value-type="float">
            <text:p>494.32337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94.757165" calcext:value-type="float">
            <text:p>494.757165</text:p>
          </table:table-cell>
          <table:table-cell office:value-type="float" office:value="0.788214" calcext:value-type="float">
            <text:p>0.788214</text:p>
          </table:table-cell>
          <table:table-cell table:number-columns-repeated="3"/>
        </table:table-row>
        <table:table-row table:style-name="ro1">
          <table:table-cell office:value-type="float" office:value="495.190963" calcext:value-type="float">
            <text:p>495.19096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95.624736" calcext:value-type="float">
            <text:p>495.624736</text:p>
          </table:table-cell>
          <table:table-cell office:value-type="float" office:value="1.213854" calcext:value-type="float">
            <text:p>1.213854</text:p>
          </table:table-cell>
          <table:table-cell table:number-columns-repeated="3"/>
        </table:table-row>
        <table:table-row table:style-name="ro1">
          <table:table-cell office:value-type="float" office:value="496.058519" calcext:value-type="float">
            <text:p>496.05851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96.492355" calcext:value-type="float">
            <text:p>496.492355</text:p>
          </table:table-cell>
          <table:table-cell office:value-type="float" office:value="1.523964" calcext:value-type="float">
            <text:p>1.523964</text:p>
          </table:table-cell>
          <table:table-cell table:number-columns-repeated="3"/>
        </table:table-row>
        <table:table-row table:style-name="ro1">
          <table:table-cell office:value-type="float" office:value="496.926138" calcext:value-type="float">
            <text:p>496.92613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97.360021" calcext:value-type="float">
            <text:p>497.360021</text:p>
          </table:table-cell>
          <table:table-cell office:value-type="float" office:value="3.690973" calcext:value-type="float">
            <text:p>3.690973</text:p>
          </table:table-cell>
          <table:table-cell table:number-columns-repeated="3"/>
        </table:table-row>
        <table:table-row table:style-name="ro1">
          <table:table-cell office:value-type="float" office:value="497.793818" calcext:value-type="float">
            <text:p>497.79381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98.227604" calcext:value-type="float">
            <text:p>498.227604</text:p>
          </table:table-cell>
          <table:table-cell office:value-type="float" office:value="3.547473" calcext:value-type="float">
            <text:p>3.547473</text:p>
          </table:table-cell>
          <table:table-cell table:number-columns-repeated="3"/>
        </table:table-row>
        <table:table-row table:style-name="ro1">
          <table:table-cell office:value-type="float" office:value="498.661406" calcext:value-type="float">
            <text:p>498.66140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99.095224" calcext:value-type="float">
            <text:p>499.095224</text:p>
          </table:table-cell>
          <table:table-cell office:value-type="float" office:value="4.805295" calcext:value-type="float">
            <text:p>4.805295</text:p>
          </table:table-cell>
          <table:table-cell table:number-columns-repeated="3"/>
        </table:table-row>
        <table:table-row table:style-name="ro1">
          <table:table-cell office:value-type="float" office:value="499.529033" calcext:value-type="float">
            <text:p>499.52903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99.962804" calcext:value-type="float">
            <text:p>499.96280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00.396639" calcext:value-type="float">
            <text:p>500.396639</text:p>
          </table:table-cell>
          <table:table-cell office:value-type="float" office:value="5.628502" calcext:value-type="float">
            <text:p>5.628502</text:p>
          </table:table-cell>
          <table:table-cell table:number-columns-repeated="3"/>
        </table:table-row>
        <table:table-row table:style-name="ro1">
          <table:table-cell office:value-type="float" office:value="500.830485" calcext:value-type="float">
            <text:p>500.83048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01.264295" calcext:value-type="float">
            <text:p>501.26429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01.698083" calcext:value-type="float">
            <text:p>501.69808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02.131889" calcext:value-type="float">
            <text:p>502.13188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02.565709" calcext:value-type="float">
            <text:p>502.56570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02.999509" calcext:value-type="float">
            <text:p>502.99950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03.433357" calcext:value-type="float">
            <text:p>503.43335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03.867128" calcext:value-type="float">
            <text:p>503.86712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04.300958" calcext:value-type="float">
            <text:p>504.30095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04.734745" calcext:value-type="float">
            <text:p>504.73474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05.168576" calcext:value-type="float">
            <text:p>505.16857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05.602342" calcext:value-type="float">
            <text:p>505.60234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06.036138" calcext:value-type="float">
            <text:p>506.03613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06.469922" calcext:value-type="float">
            <text:p>506.46992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06.90374" calcext:value-type="float">
            <text:p>506.90374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07.337548" calcext:value-type="float">
            <text:p>507.33754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07.771352" calcext:value-type="float">
            <text:p>507.77135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08.205145" calcext:value-type="float">
            <text:p>508.20514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08.638939" calcext:value-type="float">
            <text:p>508.63893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09.072807" calcext:value-type="float">
            <text:p>509.07280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09.506406" calcext:value-type="float">
            <text:p>509.50640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09.939998" calcext:value-type="float">
            <text:p>509.93999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0.373619" calcext:value-type="float">
            <text:p>510.37361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0.807289" calcext:value-type="float">
            <text:p>510.80728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1.240886" calcext:value-type="float">
            <text:p>511.24088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1.674507" calcext:value-type="float">
            <text:p>511.67450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2.108093" calcext:value-type="float">
            <text:p>512.10809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2.541673" calcext:value-type="float">
            <text:p>512.54167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2.975357" calcext:value-type="float">
            <text:p>512.97535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3.409118" calcext:value-type="float">
            <text:p>513.40911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3.842951" calcext:value-type="float">
            <text:p>513.84295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4.276761" calcext:value-type="float">
            <text:p>514.27676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4.710478" calcext:value-type="float">
            <text:p>514.71047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5.144251" calcext:value-type="float">
            <text:p>515.14425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5.577938" calcext:value-type="float">
            <text:p>515.57793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6.011664" calcext:value-type="float">
            <text:p>516.01166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6.445366" calcext:value-type="float">
            <text:p>516.44536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6.879063" calcext:value-type="float">
            <text:p>516.87906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7.312834" calcext:value-type="float">
            <text:p>517.31283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7.746553" calcext:value-type="float">
            <text:p>517.74655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8.180261" calcext:value-type="float">
            <text:p>518.18026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8.61398" calcext:value-type="float">
            <text:p>518.61398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9.047688" calcext:value-type="float">
            <text:p>519.04768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9.481392" calcext:value-type="float">
            <text:p>519.48139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9.915129" calcext:value-type="float">
            <text:p>519.91512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0.348847" calcext:value-type="float">
            <text:p>520.34884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0.78257" calcext:value-type="float">
            <text:p>520.78257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1.216289" calcext:value-type="float">
            <text:p>521.21628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1.650069" calcext:value-type="float">
            <text:p>521.65006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2.083858" calcext:value-type="float">
            <text:p>522.08385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2.51764" calcext:value-type="float">
            <text:p>522.51764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2.951468" calcext:value-type="float">
            <text:p>522.95146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3.385286" calcext:value-type="float">
            <text:p>523.38528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3.819083" calcext:value-type="float">
            <text:p>523.81908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4.25294" calcext:value-type="float">
            <text:p>524.25294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4.686741" calcext:value-type="float">
            <text:p>524.68674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5.120516" calcext:value-type="float">
            <text:p>525.12051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5.554286" calcext:value-type="float">
            <text:p>525.55428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5.988075" calcext:value-type="float">
            <text:p>525.98807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6.421876" calcext:value-type="float">
            <text:p>526.42187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6.855648" calcext:value-type="float">
            <text:p>526.85564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7.289441" calcext:value-type="float">
            <text:p>527.28944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7.723284" calcext:value-type="float">
            <text:p>527.72328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8.157071" calcext:value-type="float">
            <text:p>528.15707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8.590842" calcext:value-type="float">
            <text:p>528.59084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9.024704" calcext:value-type="float">
            <text:p>529.02470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9.458518" calcext:value-type="float">
            <text:p>529.45851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9.892326" calcext:value-type="float">
            <text:p>529.89232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0.326161" calcext:value-type="float">
            <text:p>530.32616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0.759927" calcext:value-type="float">
            <text:p>530.75992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1.193725" calcext:value-type="float">
            <text:p>531.19372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1.627533" calcext:value-type="float">
            <text:p>531.62753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2.061324" calcext:value-type="float">
            <text:p>532.06132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2.495085" calcext:value-type="float">
            <text:p>532.49508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2.928969" calcext:value-type="float">
            <text:p>532.92896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3.362798" calcext:value-type="float">
            <text:p>533.36279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3.796639" calcext:value-type="float">
            <text:p>533.79663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4.23043" calcext:value-type="float">
            <text:p>534.23043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4.664248" calcext:value-type="float">
            <text:p>534.66424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5.098063" calcext:value-type="float">
            <text:p>535.09806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5.531856" calcext:value-type="float">
            <text:p>535.53185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5.965747" calcext:value-type="float">
            <text:p>535.96574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6.399532" calcext:value-type="float">
            <text:p>536.39953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6.833364" calcext:value-type="float">
            <text:p>536.83336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7.26724" calcext:value-type="float">
            <text:p>537.26724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7.701005" calcext:value-type="float">
            <text:p>537.70100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8.134852" calcext:value-type="float">
            <text:p>538.13485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8.568695" calcext:value-type="float">
            <text:p>538.56869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9.002488" calcext:value-type="float">
            <text:p>539.00248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9.436314" calcext:value-type="float">
            <text:p>539.43631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9.870167" calcext:value-type="float">
            <text:p>539.87016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0.303989" calcext:value-type="float">
            <text:p>540.30398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0.737788" calcext:value-type="float">
            <text:p>540.73778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1.171622" calcext:value-type="float">
            <text:p>541.17162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1.605436" calcext:value-type="float">
            <text:p>541.60543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2.039264" calcext:value-type="float">
            <text:p>542.03926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2.473053" calcext:value-type="float">
            <text:p>542.47305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2.906872" calcext:value-type="float">
            <text:p>542.90687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3.340697" calcext:value-type="float">
            <text:p>543.34069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3.774517" calcext:value-type="float">
            <text:p>543.77451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4.208332" calcext:value-type="float">
            <text:p>544.20833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4.642138" calcext:value-type="float">
            <text:p>544.64213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5.07595" calcext:value-type="float">
            <text:p>545.07595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5.50976" calcext:value-type="float">
            <text:p>545.50976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5.943558" calcext:value-type="float">
            <text:p>545.94355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6.377308" calcext:value-type="float">
            <text:p>546.37730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6.811176" calcext:value-type="float">
            <text:p>546.81117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7.245011" calcext:value-type="float">
            <text:p>547.24501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7.678802" calcext:value-type="float">
            <text:p>547.67880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8.112632" calcext:value-type="float">
            <text:p>548.11263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8.54648" calcext:value-type="float">
            <text:p>548.54648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8.980279" calcext:value-type="float">
            <text:p>548.98027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9.414088" calcext:value-type="float">
            <text:p>549.41408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9.847897" calcext:value-type="float">
            <text:p>549.84789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50.281709" calcext:value-type="float">
            <text:p>550.28170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50.715506" calcext:value-type="float">
            <text:p>550.715506</text:p>
          </table:table-cell>
          <table:table-cell office:value-type="float" office:value="5.271645" calcext:value-type="float">
            <text:p>5.271645</text:p>
          </table:table-cell>
          <table:table-cell table:number-columns-repeated="3"/>
        </table:table-row>
        <table:table-row table:style-name="ro1">
          <table:table-cell office:value-type="float" office:value="551.149297" calcext:value-type="float">
            <text:p>551.14929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51.583114" calcext:value-type="float">
            <text:p>551.583114</text:p>
          </table:table-cell>
          <table:table-cell office:value-type="float" office:value="4.920138" calcext:value-type="float">
            <text:p>4.920138</text:p>
          </table:table-cell>
          <table:table-cell table:number-columns-repeated="3"/>
        </table:table-row>
        <table:table-row table:style-name="ro1">
          <table:table-cell office:value-type="float" office:value="552.016943" calcext:value-type="float">
            <text:p>552.01694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52.450754" calcext:value-type="float">
            <text:p>552.450754</text:p>
          </table:table-cell>
          <table:table-cell office:value-type="float" office:value="4.231746" calcext:value-type="float">
            <text:p>4.231746</text:p>
          </table:table-cell>
          <table:table-cell table:number-columns-repeated="3"/>
        </table:table-row>
        <table:table-row table:style-name="ro1">
          <table:table-cell office:value-type="float" office:value="552.88464" calcext:value-type="float">
            <text:p>552.88464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53.318468" calcext:value-type="float">
            <text:p>553.318468</text:p>
          </table:table-cell>
          <table:table-cell office:value-type="float" office:value="2.630918" calcext:value-type="float">
            <text:p>2.630918</text:p>
          </table:table-cell>
          <table:table-cell table:number-columns-repeated="3"/>
        </table:table-row>
        <table:table-row table:style-name="ro1">
          <table:table-cell office:value-type="float" office:value="553.752284" calcext:value-type="float">
            <text:p>553.75228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54.18609" calcext:value-type="float">
            <text:p>554.186090</text:p>
          </table:table-cell>
          <table:table-cell office:value-type="float" office:value="1.333764" calcext:value-type="float">
            <text:p>1.333764</text:p>
          </table:table-cell>
          <table:table-cell table:number-columns-repeated="3"/>
        </table:table-row>
        <table:table-row table:style-name="ro1">
          <table:table-cell office:value-type="float" office:value="554.619895" calcext:value-type="float">
            <text:p>554.61989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55.053696" calcext:value-type="float">
            <text:p>555.053696</text:p>
          </table:table-cell>
          <table:table-cell office:value-type="float" office:value="0.722841" calcext:value-type="float">
            <text:p>0.722841</text:p>
          </table:table-cell>
          <table:table-cell table:number-columns-repeated="3"/>
        </table:table-row>
        <table:table-row table:style-name="ro1">
          <table:table-cell office:value-type="float" office:value="555.487482" calcext:value-type="float">
            <text:p>555.48748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55.921305" calcext:value-type="float">
            <text:p>555.921305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556.355013" calcext:value-type="float">
            <text:p>556.35501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56.788726" calcext:value-type="float">
            <text:p>556.788726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557.222456" calcext:value-type="float">
            <text:p>557.22245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57.65628" calcext:value-type="float">
            <text:p>557.656280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558.090099" calcext:value-type="float">
            <text:p>558.09009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58.52389" calcext:value-type="float">
            <text:p>558.523890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558.957682" calcext:value-type="float">
            <text:p>558.95768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59.391493" calcext:value-type="float">
            <text:p>559.391493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559.825302" calcext:value-type="float">
            <text:p>559.82530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60.259123" calcext:value-type="float">
            <text:p>560.259123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20:41:52.265680576</meta:creation-date>
    <dc:date>2017-10-16T21:15:15.202152361</dc:date>
    <meta:editing-duration>PT22M55S</meta:editing-duration>
    <meta:editing-cycles>5</meta:editing-cycles>
    <meta:generator>LibreOffice/5.1.6.2$Linux_X86_64 LibreOffice_project/10m0$Build-2</meta:generator>
    <meta:document-statistic meta:table-count="1" meta:cell-count="9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9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9">
      <style:chart-properties chart:display-label="true" chart:logarithmic="false" chart:minimum="350" chart:maximum="57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display-label="true" chart:logarithmic="false" chart:minimum="0" chart:maximum="6.2" chart:origin="0" chart:interval-major="0.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9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9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9.438cm" svg:height="21.039cm" xlink:href=".." xlink:type="simple" chart:class="chart:scatter" chart:style-name="ch1">
        <chart:title svg:x="16.712cm" svg:y="0.556cm" chart:style-name="ch2">
          <text:p>Linear Extrapolation Sensor 1</text:p>
        </chart:title>
        <chart:subtitle svg:x="17.585cm" svg:y="1.755cm" chart:style-name="ch3">
          <text:p>(processBuffers: Sonar)</text:p>
        </chart:subtitle>
        <chart:plot-area chart:style-name="ch4" table:cell-range-address="Sheet1.A1:Sheet1.B470" svg:x="1.799cm" svg:y="2.858cm" svg:width="36.851cm" svg:height="16.78cm">
          <chartooo:coordinate-region svg:x="3.452cm" svg:y="3.057cm" svg:width="35.198cm" svg:height="15.934cm"/>
          <chart:axis chart:dimension="x" chart:name="primary-x" chart:style-name="ch5">
            <chart:title svg:x="19.148cm" svg:y="20.058cm" chart:style-name="ch6">
              <text:p>Time (relative)</text:p>
            </chart:title>
            <chart:grid chart:style-name="ch7" chart:class="major"/>
          </chart:axis>
          <chart:axis chart:dimension="y" chart:name="primary-y" chart:style-name="ch8">
            <chart:title svg:x="0.451cm" svg:y="12.073cm" chart:style-name="ch9">
              <text:p>Range (m)</text:p>
            </chart:title>
            <chart:grid chart:style-name="ch7" chart:class="major"/>
          </chart:axis>
          <chart:series chart:style-name="ch10" chart:values-cell-range-address="Sheet1.B1:Sheet1.B470" chart:class="chart:scatter">
            <chart:domain table:cell-range-address="Sheet1.A1:Sheet1.A470"/>
            <chart:data-point chart:repeated="470"/>
          </chart:series>
          <chart:series chart:style-name="ch11" chart:values-cell-range-address="" chart:class="chart:scatte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6.815584">
                <text:p>356.815584</text:p>
                <draw:g>
                  <svg:desc>Sheet1.A1:Sheet1.A470</svg:desc>
                </draw:g>
              </table:table-cell>
              <table:table-cell office:value-type="float" office:value="4.378702">
                <text:p>4.378702</text:p>
                <draw:g>
                  <svg:desc>Sheet1.B1:Sheet1.B4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7.249388">
                <text:p>357.249388</text:p>
              </table:table-cell>
              <table:table-cell office:value-type="float" office:value="4.184254">
                <text:p>4.1842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7.683286">
                <text:p>357.683286</text:p>
              </table:table-cell>
              <table:table-cell office:value-type="float" office:value="5.030637">
                <text:p>5.0306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8.117076">
                <text:p>358.117076</text:p>
              </table:table-cell>
              <table:table-cell office:value-type="float" office:value="1.654304">
                <text:p>1.6543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8.550847">
                <text:p>358.550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8.984661">
                <text:p>358.98466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9.418526">
                <text:p>359.4185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9.852331">
                <text:p>359.85233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.286119">
                <text:p>360.2861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0.719906">
                <text:p>360.71990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1.153636">
                <text:p>361.1536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1.587486">
                <text:p>361.58748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2.02127">
                <text:p>362.02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2.455074">
                <text:p>362.45507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2.888931">
                <text:p>362.8889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3.32273">
                <text:p>363.3227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3.75652">
                <text:p>363.756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4.190307">
                <text:p>364.19030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4.624099">
                <text:p>364.6240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5.057854">
                <text:p>365.0578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5.491678">
                <text:p>365.4916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5.925503">
                <text:p>365.92550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6.359347">
                <text:p>366.3593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6.79314">
                <text:p>366.7931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7.226922">
                <text:p>367.2269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7.660703">
                <text:p>367.66070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8.094486">
                <text:p>368.0944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8.528285">
                <text:p>368.52828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8.962081">
                <text:p>368.9620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9.395893">
                <text:p>369.39589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9.829683">
                <text:p>369.8296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0.263458">
                <text:p>370.26345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0.697279">
                <text:p>370.6972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1.13109">
                <text:p>371.1310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1.56492">
                <text:p>371.564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1.998719">
                <text:p>371.99871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2.43252">
                <text:p>372.432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2.866359">
                <text:p>372.86635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3.300176">
                <text:p>373.3001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3.733948">
                <text:p>373.73394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4.167761">
                <text:p>374.1677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4.60157">
                <text:p>374.6015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5.035378">
                <text:p>375.0353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5.469204">
                <text:p>375.46920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5.902963">
                <text:p>375.9029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6.33674">
                <text:p>376.3367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6.770563">
                <text:p>376.7705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7.204363">
                <text:p>377.20436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7.638192">
                <text:p>377.6381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8.072027">
                <text:p>378.07202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8.505763">
                <text:p>378.5057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8.939479">
                <text:p>378.93947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9.373178">
                <text:p>379.3731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9.807012">
                <text:p>379.80701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0.240857">
                <text:p>380.2408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0.674655">
                <text:p>380.67465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1.108477">
                <text:p>381.1084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1.542281">
                <text:p>381.54228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1.976091">
                <text:p>381.9760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2.409913">
                <text:p>382.40991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2.843741">
                <text:p>382.8437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3.277495">
                <text:p>383.27749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3.711331">
                <text:p>383.711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4.145104">
                <text:p>384.14510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4.578894">
                <text:p>384.5788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5.012703">
                <text:p>385.01270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5.446484">
                <text:p>385.4464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5.880288">
                <text:p>385.88028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6.314106">
                <text:p>386.3141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6.74792">
                <text:p>386.7479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7.181774">
                <text:p>387.1817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7.615542">
                <text:p>387.61554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8.049335">
                <text:p>388.0493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8.48317">
                <text:p>388.4831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8.916971">
                <text:p>388.9169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9.350645">
                <text:p>389.35064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9.784475">
                <text:p>389.7844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.218302">
                <text:p>390.21830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.652009">
                <text:p>390.6520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1.085719">
                <text:p>391.08571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1.519408">
                <text:p>391.5194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1.953124">
                <text:p>391.95312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2.386824">
                <text:p>392.3868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2.820609">
                <text:p>392.82060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3.254393">
                <text:p>393.2543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3.688119">
                <text:p>393.68811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4.121835">
                <text:p>394.1218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4.555564">
                <text:p>394.55556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4.989289">
                <text:p>394.9892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5.423001">
                <text:p>395.423001</text:p>
              </table:table-cell>
              <table:table-cell office:value-type="float" office:value="0.392432">
                <text:p>0.3924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5.856777">
                <text:p>395.8567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6.29051">
                <text:p>396.29051</text:p>
              </table:table-cell>
              <table:table-cell office:value-type="float" office:value="1.894879">
                <text:p>1.8948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6.724221">
                <text:p>396.7242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7.157924">
                <text:p>397.157924</text:p>
              </table:table-cell>
              <table:table-cell office:value-type="float" office:value="2.555632">
                <text:p>2.5556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7.591639">
                <text:p>397.5916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8.025319">
                <text:p>398.025319</text:p>
              </table:table-cell>
              <table:table-cell office:value-type="float" office:value="3.949011">
                <text:p>3.9490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8.459048">
                <text:p>398.4590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8.892788">
                <text:p>398.892788</text:p>
              </table:table-cell>
              <table:table-cell office:value-type="float" office:value="4.644537">
                <text:p>4.6445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9.326495">
                <text:p>399.3264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9.760204">
                <text:p>399.760204</text:p>
              </table:table-cell>
              <table:table-cell office:value-type="float" office:value="5.573924">
                <text:p>5.5739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0.193914">
                <text:p>400.1939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0.627628">
                <text:p>400.6276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1.061329">
                <text:p>401.0613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1.495026">
                <text:p>401.4950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1.928798">
                <text:p>401.9287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2.362574">
                <text:p>402.3625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2.796272">
                <text:p>402.7962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03.229985">
                <text:p>403.2299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03.663728">
                <text:p>403.6637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4.097435">
                <text:p>404.0974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4.531192">
                <text:p>404.5311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04.965036">
                <text:p>404.9650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5.398887">
                <text:p>405.3988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5.832764">
                <text:p>405.8327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06.266522">
                <text:p>406.2665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06.700243">
                <text:p>406.7002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07.133966">
                <text:p>407.1339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07.567651">
                <text:p>407.5676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8.001371">
                <text:p>408.0013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08.435129">
                <text:p>408.4351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8.868964">
                <text:p>408.8689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09.302777">
                <text:p>409.3027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9.736599">
                <text:p>409.7365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10.170407">
                <text:p>410.1704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10.604201">
                <text:p>410.6042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11.038057">
                <text:p>411.0380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11.471944">
                <text:p>411.471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11.905767">
                <text:p>411.9057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12.339616">
                <text:p>412.3396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2.773454">
                <text:p>412.7734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13.207164">
                <text:p>413.2071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13.640909">
                <text:p>413.6409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14.074597">
                <text:p>414.0745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14.508316">
                <text:p>414.5083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14.942141">
                <text:p>414.9421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15.375952">
                <text:p>415.3759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15.809768">
                <text:p>415.8097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6.243588">
                <text:p>416.243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16.677372">
                <text:p>416.6773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17.111249">
                <text:p>417.1112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17.545034">
                <text:p>417.5450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7.978833">
                <text:p>417.9788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18.412636">
                <text:p>418.4126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18.846475">
                <text:p>418.8464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19.28028">
                <text:p>419.280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9.714084">
                <text:p>419.7140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20.147875">
                <text:p>420.1478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20.581607">
                <text:p>420.5816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21.015438">
                <text:p>421.0154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21.44925">
                <text:p>421.449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1.883081">
                <text:p>421.8830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22.316924">
                <text:p>422.3169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22.750701">
                <text:p>422.7507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23.184505">
                <text:p>423.1845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23.618272">
                <text:p>423.6182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24.052041">
                <text:p>424.0520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24.4859">
                <text:p>424.48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4.919724">
                <text:p>424.9197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25.353556">
                <text:p>425.3535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25.787369">
                <text:p>425.7873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26.221154">
                <text:p>426.2211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26.654973">
                <text:p>426.6549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7.088774">
                <text:p>427.0887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7.522587">
                <text:p>427.5225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7.95643">
                <text:p>427.956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8.390187">
                <text:p>428.3901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8.824027">
                <text:p>428.8240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29.25783">
                <text:p>429.257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9.691562">
                <text:p>429.6915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30.125283">
                <text:p>430.1252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30.558988">
                <text:p>430.5589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30.992767">
                <text:p>430.9927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31.426476">
                <text:p>431.4264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31.860245">
                <text:p>431.8602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32.293999">
                <text:p>432.2939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32.727685">
                <text:p>432.7276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33.161386">
                <text:p>433.1613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33.595123">
                <text:p>433.5951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34.028844">
                <text:p>434.0288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34.462571">
                <text:p>434.4625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34.896298">
                <text:p>434.8962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35.330006">
                <text:p>435.3300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35.763702">
                <text:p>435.7637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36.197451">
                <text:p>436.1974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36.631257">
                <text:p>436.6312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37.06506">
                <text:p>437.065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37.498852">
                <text:p>437.4988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37.932685">
                <text:p>437.9326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38.366504">
                <text:p>438.3665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38.800307">
                <text:p>438.8003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39.234116">
                <text:p>439.2341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39.667837">
                <text:p>439.6678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40.101576">
                <text:p>440.1015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40.535316">
                <text:p>440.5353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40.969017">
                <text:p>440.9690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41.402732">
                <text:p>441.4027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41.836488">
                <text:p>441.8364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42.270173">
                <text:p>442.2701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42.703887">
                <text:p>442.7038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43.137597">
                <text:p>443.1375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43.571282">
                <text:p>443.5712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44.00501">
                <text:p>444.005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44.438751">
                <text:p>444.4387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44.872444">
                <text:p>444.8724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45.306183">
                <text:p>445.3061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45.739984">
                <text:p>445.7399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46.173801">
                <text:p>446.1738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46.607609">
                <text:p>446.6076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47.041368">
                <text:p>447.0413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47.475193">
                <text:p>447.4751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47.909041">
                <text:p>447.9090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48.342836">
                <text:p>448.3428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48.776715">
                <text:p>448.7767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49.210529">
                <text:p>449.2105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49.644328">
                <text:p>449.6443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50.078108">
                <text:p>450.078108</text:p>
              </table:table-cell>
              <table:table-cell office:value-type="float" office:value="5.652392">
                <text:p>5.6523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50.511874">
                <text:p>450.5118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50.945641">
                <text:p>450.945641</text:p>
              </table:table-cell>
              <table:table-cell office:value-type="float" office:value="5.950273">
                <text:p>5.95027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51.379409">
                <text:p>451.379409</text:p>
              </table:table-cell>
              <table:table-cell office:value-type="float" office:value="5.251439">
                <text:p>5.25143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51.81319">
                <text:p>451.813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52.247024">
                <text:p>452.247024</text:p>
              </table:table-cell>
              <table:table-cell office:value-type="float" office:value="4.129862">
                <text:p>4.1298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52.680919">
                <text:p>452.6809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53.11474">
                <text:p>453.11474</text:p>
              </table:table-cell>
              <table:table-cell office:value-type="float" office:value="2.445148">
                <text:p>2.4451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53.548572">
                <text:p>453.5485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3.982337">
                <text:p>453.982337</text:p>
              </table:table-cell>
              <table:table-cell office:value-type="float" office:value="2.33026">
                <text:p>2.3302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4.416121">
                <text:p>454.4161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4.849932">
                <text:p>454.849932</text:p>
              </table:table-cell>
              <table:table-cell office:value-type="float" office:value="1.264939">
                <text:p>1.2649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5.283777">
                <text:p>455.2837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5.717648">
                <text:p>455.71764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6.151454">
                <text:p>456.1514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56.585289">
                <text:p>456.58528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57.019122">
                <text:p>457.0191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57.452932">
                <text:p>457.45293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57.886784">
                <text:p>457.8867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58.320645">
                <text:p>458.32064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58.75441">
                <text:p>458.75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59.188156">
                <text:p>459.18815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59.621859">
                <text:p>459.6218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60.055592">
                <text:p>460.05559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60.489332">
                <text:p>460.4893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60.923048">
                <text:p>460.92304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61.356859">
                <text:p>461.3568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61.790598">
                <text:p>461.79059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62.224287">
                <text:p>462.2242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62.658012">
                <text:p>462.65801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63.091735">
                <text:p>463.0917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63.525454">
                <text:p>463.5254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63.959165">
                <text:p>463.9591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64.392873">
                <text:p>464.39287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64.826536">
                <text:p>464.8265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65.260247">
                <text:p>465.26024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65.693963">
                <text:p>465.6939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66.1277">
                <text:p>466.127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66.561495">
                <text:p>466.5614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66.995288">
                <text:p>466.99528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67.429107">
                <text:p>467.4291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67.862918">
                <text:p>467.86291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68.296736">
                <text:p>468.2967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68.730542">
                <text:p>468.73054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69.164312">
                <text:p>469.1643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69.598106">
                <text:p>469.59810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70.031923">
                <text:p>470.0319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70.465743">
                <text:p>470.46574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70.89961">
                <text:p>470.899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71.333426">
                <text:p>471.33342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71.76726">
                <text:p>471.767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72.201068">
                <text:p>472.20106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72.634878">
                <text:p>472.634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73.068694">
                <text:p>473.06869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73.502488">
                <text:p>473.5024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73.936264">
                <text:p>473.93626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74.370095">
                <text:p>474.3700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74.803884">
                <text:p>474.80388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75.237593">
                <text:p>475.2375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75.671363">
                <text:p>475.67136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76.105086">
                <text:p>476.1050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76.538853">
                <text:p>476.53885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76.972567">
                <text:p>476.9725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77.406279">
                <text:p>477.40627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77.840022">
                <text:p>477.8400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78.273724">
                <text:p>478.27372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78.707443">
                <text:p>478.7074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79.141173">
                <text:p>479.14117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79.574873">
                <text:p>479.5748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80.008638">
                <text:p>480.00863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80.442371">
                <text:p>480.4423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80.876124">
                <text:p>480.87612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81.30994">
                <text:p>481.309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81.74377">
                <text:p>481.7437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82.177604">
                <text:p>482.1776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82.611453">
                <text:p>482.61145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83.045099">
                <text:p>483.0450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83.478888">
                <text:p>483.47888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83.912704">
                <text:p>483.9127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84.346501">
                <text:p>484.34650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84.780316">
                <text:p>484.7803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85.21412">
                <text:p>485.2141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85.647932">
                <text:p>485.6479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86.081786">
                <text:p>486.08178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86.515509">
                <text:p>486.5155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86.949224">
                <text:p>486.94922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87.382989">
                <text:p>487.3829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87.816752">
                <text:p>487.81675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88.25045">
                <text:p>488.250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88.683927">
                <text:p>488.68392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89.117712">
                <text:p>489.1177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89.551535">
                <text:p>489.55153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89.985291">
                <text:p>489.9852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90.41904">
                <text:p>490.4190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90.852908">
                <text:p>490.8529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91.286709">
                <text:p>491.28670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91.720514">
                <text:p>491.7205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92.154397">
                <text:p>492.15439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92.588204">
                <text:p>492.5882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93.022004">
                <text:p>493.02200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93.455747">
                <text:p>493.4557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93.889572">
                <text:p>493.88957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94.32337">
                <text:p>494.323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94.757165">
                <text:p>494.757165</text:p>
              </table:table-cell>
              <table:table-cell office:value-type="float" office:value="0.788214">
                <text:p>0.7882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95.190963">
                <text:p>495.1909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95.624736">
                <text:p>495.624736</text:p>
              </table:table-cell>
              <table:table-cell office:value-type="float" office:value="1.213854">
                <text:p>1.21385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96.058519">
                <text:p>496.0585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96.492355">
                <text:p>496.492355</text:p>
              </table:table-cell>
              <table:table-cell office:value-type="float" office:value="1.523964">
                <text:p>1.52396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96.926138">
                <text:p>496.9261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97.360021">
                <text:p>497.360021</text:p>
              </table:table-cell>
              <table:table-cell office:value-type="float" office:value="3.690973">
                <text:p>3.69097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97.793818">
                <text:p>497.7938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98.227604">
                <text:p>498.227604</text:p>
              </table:table-cell>
              <table:table-cell office:value-type="float" office:value="3.547473">
                <text:p>3.54747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98.661406">
                <text:p>498.6614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99.095224">
                <text:p>499.095224</text:p>
              </table:table-cell>
              <table:table-cell office:value-type="float" office:value="4.805295">
                <text:p>4.80529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99.529033">
                <text:p>499.5290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99.962804">
                <text:p>499.9628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00.396639">
                <text:p>500.396639</text:p>
              </table:table-cell>
              <table:table-cell office:value-type="float" office:value="5.628502">
                <text:p>5.62850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00.830485">
                <text:p>500.8304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01.264295">
                <text:p>501.2642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01.698083">
                <text:p>501.698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02.131889">
                <text:p>502.1318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02.565709">
                <text:p>502.5657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02.999509">
                <text:p>502.9995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03.433357">
                <text:p>503.4333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03.867128">
                <text:p>503.8671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04.300958">
                <text:p>504.3009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04.734745">
                <text:p>504.7347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05.168576">
                <text:p>505.1685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05.602342">
                <text:p>505.6023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06.036138">
                <text:p>506.0361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06.469922">
                <text:p>506.4699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06.90374">
                <text:p>506.903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07.337548">
                <text:p>507.3375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07.771352">
                <text:p>507.7713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08.205145">
                <text:p>508.2051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08.638939">
                <text:p>508.6389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09.072807">
                <text:p>509.0728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09.506406">
                <text:p>509.5064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09.939998">
                <text:p>509.9399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10.373619">
                <text:p>510.3736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10.807289">
                <text:p>510.8072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11.240886">
                <text:p>511.2408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11.674507">
                <text:p>511.6745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12.108093">
                <text:p>512.1080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12.541673">
                <text:p>512.5416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12.975357">
                <text:p>512.9753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13.409118">
                <text:p>513.4091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13.842951">
                <text:p>513.8429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14.276761">
                <text:p>514.2767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14.710478">
                <text:p>514.7104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15.144251">
                <text:p>515.1442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15.577938">
                <text:p>515.5779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16.011664">
                <text:p>516.0116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16.445366">
                <text:p>516.4453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16.879063">
                <text:p>516.8790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17.312834">
                <text:p>517.3128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17.746553">
                <text:p>517.7465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18.180261">
                <text:p>518.1802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18.61398">
                <text:p>518.613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19.047688">
                <text:p>519.0476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19.481392">
                <text:p>519.4813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19.915129">
                <text:p>519.9151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20.348847">
                <text:p>520.348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20.78257">
                <text:p>520.782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21.216289">
                <text:p>521.2162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21.650069">
                <text:p>521.6500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22.083858">
                <text:p>522.0838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22.51764">
                <text:p>522.517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22.951468">
                <text:p>522.9514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23.385286">
                <text:p>523.3852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23.819083">
                <text:p>523.819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24.25294">
                <text:p>524.252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24.686741">
                <text:p>524.6867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25.120516">
                <text:p>525.1205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25.554286">
                <text:p>525.5542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25.988075">
                <text:p>525.9880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26.421876">
                <text:p>526.4218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26.855648">
                <text:p>526.8556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27.289441">
                <text:p>527.289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27.723284">
                <text:p>527.7232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28.157071">
                <text:p>528.1570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28.590842">
                <text:p>528.5908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29.024704">
                <text:p>529.0247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29.458518">
                <text:p>529.4585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29.892326">
                <text:p>529.8923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30.326161">
                <text:p>530.3261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30.759927">
                <text:p>530.7599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31.193725">
                <text:p>531.1937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31.627533">
                <text:p>531.6275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32.061324">
                <text:p>532.0613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32.495085">
                <text:p>532.4950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32.928969">
                <text:p>532.9289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33.362798">
                <text:p>533.3627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33.796639">
                <text:p>533.7966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34.23043">
                <text:p>534.230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34.664248">
                <text:p>534.6642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35.098063">
                <text:p>535.0980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35.531856">
                <text:p>535.5318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35.965747">
                <text:p>535.9657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36.399532">
                <text:p>536.3995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36.833364">
                <text:p>536.8333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37.26724">
                <text:p>537.267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37.701005">
                <text:p>537.7010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38.134852">
                <text:p>538.1348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38.568695">
                <text:p>538.5686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39.002488">
                <text:p>539.0024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39.436314">
                <text:p>539.4363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39.870167">
                <text:p>539.8701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40.303989">
                <text:p>540.3039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40.737788">
                <text:p>540.7377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41.171622">
                <text:p>541.1716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41.605436">
                <text:p>541.6054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42.039264">
                <text:p>542.0392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42.473053">
                <text:p>542.4730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42.906872">
                <text:p>542.9068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43.340697">
                <text:p>543.3406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43.774517">
                <text:p>543.7745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44.208332">
                <text:p>544.2083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44.642138">
                <text:p>544.6421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45.07595">
                <text:p>545.075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45.50976">
                <text:p>545.509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45.943558">
                <text:p>545.9435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46.377308">
                <text:p>546.3773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46.811176">
                <text:p>546.8111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47.245011">
                <text:p>547.2450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47.678802">
                <text:p>547.6788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48.112632">
                <text:p>548.1126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48.54648">
                <text:p>548.546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48.980279">
                <text:p>548.9802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49.414088">
                <text:p>549.4140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49.847897">
                <text:p>549.8478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50.281709">
                <text:p>550.2817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50.715506">
                <text:p>550.715506</text:p>
              </table:table-cell>
              <table:table-cell office:value-type="float" office:value="5.271645">
                <text:p>5.27164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51.149297">
                <text:p>551.1492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51.583114">
                <text:p>551.583114</text:p>
              </table:table-cell>
              <table:table-cell office:value-type="float" office:value="4.920138">
                <text:p>4.92013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52.016943">
                <text:p>552.0169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52.450754">
                <text:p>552.450754</text:p>
              </table:table-cell>
              <table:table-cell office:value-type="float" office:value="4.231746">
                <text:p>4.23174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52.88464">
                <text:p>552.884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53.318468">
                <text:p>553.318468</text:p>
              </table:table-cell>
              <table:table-cell office:value-type="float" office:value="2.630918">
                <text:p>2.63091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53.752284">
                <text:p>553.7522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54.18609">
                <text:p>554.18609</text:p>
              </table:table-cell>
              <table:table-cell office:value-type="float" office:value="1.333764">
                <text:p>1.33376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54.619895">
                <text:p>554.6198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55.053696">
                <text:p>555.053696</text:p>
              </table:table-cell>
              <table:table-cell office:value-type="float" office:value="0.722841">
                <text:p>0.72284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55.487482">
                <text:p>555.4874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55.921305">
                <text:p>555.92130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56.355013">
                <text:p>556.3550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56.788726">
                <text:p>556.78872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57.222456">
                <text:p>557.2224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57.65628">
                <text:p>557.6562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58.090099">
                <text:p>558.0900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58.52389">
                <text:p>558.5238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58.957682">
                <text:p>558.9576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59.391493">
                <text:p>559.39149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59.825302">
                <text:p>559.8253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60.259123">
                <text:p>560.259123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